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420000071D00000193A0B62A2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8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TexMathsArgs="32§display§H_{x}^T \lambda = -J_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032cm" svg:x="4.175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82cm" svg:height="1.905cm" svg:x="1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5.824cm" svg:height="1.286cm" svg:x="1.907cm" svg:y="4.048cm">
          <draw:image xlink:href="Pictures/200000420000071D00000193A0B62A29.svm" xlink:type="simple" xlink:show="embed" xlink:actuate="onLoad">
            <text:p/>
          </draw:image>
        </draw:frame>
        <draw:line draw:style-name="gr3" draw:text-style-name="P1" draw:layer="layout" svg:x1="10.271cm" svg:y1="5.445cm" svg:x2="9.509cm" svg:y2="4.683cm">
          <text:p/>
        </draw:line>
        <draw:line draw:style-name="gr3" draw:text-style-name="P1" draw:layer="layout" svg:x1="9.763cm" svg:y1="3.667cm" svg:x2="6.969cm" svg:y2="3.032cm">
          <text:p/>
        </draw:line>
        <draw:line draw:style-name="gr4" draw:text-style-name="P1" draw:layer="layout" svg:x1="14.208cm" svg:y1="2.016cm" svg:x2="10.271cm" svg:y2="3.159cm">
          <text:p/>
        </draw:line>
        <draw:line draw:style-name="gr4" draw:text-style-name="P1" draw:layer="layout" svg:x1="14.208cm" svg:y1="3.159cm" svg:x2="10.271cm" svg:y2="2.016cm">
          <text:p/>
        </draw:line>
        <draw:g>
          <svg:title>TexMaths</svg:title>
          <svg:desc>28§latex§\nabla \cost = \lambda^T \Hu + \Ju
</svg:desc>
          <draw:polygon draw:style-name="gr5" draw:layer="layout" svg:width="7.875cm" svg:height="0.987cm" svg:x="1.527cm" svg:y="1.889cm" svg:viewBox="0 0 7876 988" draw:points="3937,988 0,988 0,0 7876,0 7876,988">
            <text:p/>
          </draw:polygon>
          <draw:path draw:style-name="gr6" draw:layer="layout" svg:width="0.727cm" svg:height="0.707cm" svg:x="1.575cm" svg:y="2.046cm" svg:viewBox="0 0 728 708" svg:d="m725 22c0-2 3-11 3-14 0-8 0-8-22-8h-684c-22 0-22 0-22 8 0 3 3 12 6 14l333 667c5 11 8 19 25 19s20-8 28-19zm-602 48h541l-269 543z">
            <text:p/>
          </draw:path>
          <draw:path draw:style-name="gr6" draw:layer="layout" svg:width="0.699cm" svg:height="0.716cm" svg:x="2.401cm" svg:y="2.023cm" svg:viewBox="0 0 700 717" svg:d="m700 11c0-5 0-11-8-11-3 0-6 0-17 11l-67 76c-12-14-56-87-166-87-221 0-442 218-442 448 0 162 118 269 269 269 84 0 159-39 213-84 92-81 109-171 109-174 0-8-11-8-14-8-6 0-11 0-11 8-9 28-31 98-101 157-67 56-129 73-182 73-90 0-193-53-193-207 0-56 22-216 120-331 59-70 151-120 241-120 101 0 159 75 159 190 0 39-2 39-2 51s8 11 14 11c11 0 11-3 16-23z">
            <text:p/>
          </draw:path>
          <draw:path draw:style-name="gr6" draw:layer="layout" svg:width="0.657cm" svg:height="0.231cm" svg:x="3.456cm" svg:y="2.357cm" svg:viewBox="0 0 658 232" svg:d="m624 39c14 0 34 0 34-19s-20-20-34-20h-590c-14 0-34 0-34 20s20 19 34 19zm0 193c14 0 34 0 34-22 0-20-20-20-34-20h-590c-14 0-34 0-34 20 0 22 20 22 34 22z">
            <text:p/>
          </draw:path>
          <draw:path draw:style-name="gr6" draw:layer="layout" svg:width="0.489cm" svg:height="0.696cm" svg:x="4.495cm" svg:y="2.035cm" svg:viewBox="0 0 490 697" svg:d="m300 398c42 103 89 254 103 277 17 22 25 22 53 22h23c8-3 11-8 11-11s-3-6-6-8c-11-12-16-26-22-45l-202-563c-22-56-75-70-120-70-6 0-20 0-20 11 0 9 9 9 12 9 30 8 39 14 61 81l98 269-274 268c-11 12-17 20-17 31 0 17 14 28 31 28 14 0 22-8 31-19z">
            <text:p/>
          </draw:path>
          <draw:path draw:style-name="gr6" draw:layer="layout" svg:width="0.514cm" svg:height="0.467cm" svg:x="5.049cm" svg:y="1.895cm" svg:viewBox="0 0 515 468" svg:d="m305 50c6-22 9-22 23-25 2 0 28 0 42 0 42 0 58 0 78 6 31 8 31 28 31 53 0 11 0 22-6 56v8c0 9 6 12 11 12 12 0 12-6 14-17l17-135c0-8-5-8-19-8h-426c-17 0-17 0-22 14l-45 123c0 3-3 9-3 11s0 12 11 12c9 0 11-3 14-17 42-112 65-118 168-118h31c20 0 20 0 20 6 0 3 0 5-3 17l-90 361c-5 28-8 33-81 33-25 0-31 0-31 14 0 3 0 12 11 12 20 0 40-3 59-3s42 0 62 0c17 0 42 0 61 0 17 0 40 3 56 3 6 0 17 0 17-14 0-12-5-12-28-12-14 0-28 0-39 0-25-2-25-5-25-14 0-5 0-5 3-16z">
            <text:p/>
          </draw:path>
          <draw:path draw:style-name="gr6" draw:layer="layout" svg:width="0.831cm" svg:height="0.674cm" svg:x="5.682cm" svg:y="2.046cm" svg:viewBox="0 0 832 675" svg:d="m714 76c11-37 11-45 84-45 25 0 34 0 34-20 0-11-12-11-14-11-28 0-98 3-126 3s-98-3-129-3c-6 0-17 0-17 20 0 11 8 11 28 11 0 0 20 0 36 3 17 0 28 2 28 14 0 5-2 5-5 19l-59 241h-302l58-232c9-37 12-45 84-45 26 0 34 0 34-20 0-11-11-11-14-11-28 0-98 3-126 3-31 0-101-3-129-3-8 0-17 0-17 20 0 11 9 11 26 11 2 0 22 0 39 3 17 0 25 2 25 14 0 5 0 8-3 19l-131 529c-12 40-14 48-90 48-20 0-28 0-28 20 0 11 11 11 14 11 28 0 98-3 126-3 20 0 42 0 62 0 22 0 44 3 64 3 8 0 20 0 20-20 0-11-9-11-28-11-37 0-65 0-65-17 0-5 3-11 6-17l67-271h300c-42 165-65 257-68 271-11 34-28 34-89 34-17 0-25 0-25 20 0 11 11 11 14 11 28 0 98-3 126-3 19 0 42 0 64 0 20 0 42 3 62 3 8 0 22 0 22-20 0-11-11-11-28-11-36 0-64 0-64-17 0-5 0-11 2-17z">
            <text:p/>
          </draw:path>
          <draw:path draw:style-name="gr6" draw:layer="layout" svg:width="0.338cm" svg:height="0.142cm" svg:x="6.6cm" svg:y="2.379cm" svg:viewBox="0 0 339 143" svg:d="m260 90c-5 2-28 25-28 36 0 8 9 17 17 17s11-6 17-11c17-20 36-34 56-42 8-3 17-9 17-20 0-8-6-11-14-14-23-14-28-34-31-42-3-3-6-14-17-14-5 0-17 3-17 17 0 11 9 31 17 39h-249c-11 0-28 0-28 14 0 20 17 20 28 20z">
            <text:p/>
          </draw:path>
          <draw:path draw:style-name="gr6" draw:layer="layout" svg:width="0.399cm" svg:height="0.31cm" svg:x="6.497cm" svg:y="2.57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6" draw:layer="layout" svg:width="0.657cm" svg:height="0.657cm" svg:x="7.256cm" svg:y="2.144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6" draw:layer="layout" svg:width="0.699cm" svg:height="0.716cm" svg:x="8.235cm" svg:y="2.023cm" svg:viewBox="0 0 700 717" svg:d="m700 11c0-5 0-11-8-11-3 0-6 0-17 11l-67 76c-12-14-56-87-166-87-221 0-442 218-442 448 0 162 118 269 269 269 84 0 159-39 213-84 92-81 109-171 109-174 0-8-11-8-14-8-6 0-11 0-11 8-9 28-34 98-101 157-67 56-129 73-182 73-90 0-193-53-193-207 0-56 22-216 120-331 59-70 151-120 241-120 101 0 159 75 159 190 0 39-2 39-2 51s8 11 14 11c11 0 11-3 16-23z">
            <text:p/>
          </draw:path>
          <draw:path draw:style-name="gr6" draw:layer="layout" svg:width="0.338cm" svg:height="0.142cm" svg:x="9.031cm" svg:y="2.379cm" svg:viewBox="0 0 339 143" svg:d="m260 90c-5 2-28 25-28 36 0 8 9 17 17 17s11-6 17-11c17-20 36-34 56-42 8-3 17-9 17-20 0-8-6-11-14-14-23-14-28-34-31-42-3-3-6-14-17-14-5 0-17 3-17 17 0 11 9 31 17 39h-249c-11 0-28 0-28 14 0 20 17 20 28 20z">
            <text:p/>
          </draw:path>
          <draw:path draw:style-name="gr6" draw:layer="layout" svg:width="0.399cm" svg:height="0.31cm" svg:x="8.924cm" svg:y="2.57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</draw:g>
        <draw:g>
          <svg:title>TexMaths</svg:title>
          <svg:desc>28§display§O(\nlinks \ntime^2 \ncontrols)</svg:desc>
          <draw:polygon draw:style-name="gr5" draw:layer="layout" svg:width="4.672cm" svg:height="1.099cm" svg:x="9.89cm" svg:y="2.059cm" svg:viewBox="0 0 4673 1100" draw:points="2338,1100 0,1100 0,0 4673,0 4673,1100">
            <text:p/>
          </draw:polygon>
          <draw:path draw:style-name="gr6" draw:layer="layout" svg:width="0.682cm" svg:height="0.716cm" svg:x="9.938cm" svg:y="2.216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6" draw:layer="layout" svg:width="0.229cm" svg:height="0.987cm" svg:x="10.769cm" svg:y="2.17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6" draw:layer="layout" svg:width="0.831cm" svg:height="0.674cm" svg:x="11.094cm" svg:y="2.238cm" svg:viewBox="0 0 832 675" svg:d="m708 104c9-40 28-70 107-73 5 0 17 0 17-20 0 0 0-11-14-11-31 0-68 3-98 3-34 0-70-3-101-3-6 0-20 0-20 20 0 11 11 11 20 11 56 0 67 22 67 42 0 5-3 19-3 22l-112 440-218-515c-9-20-9-20-31-20h-132c-19 0-28 0-28 20 0 11 9 11 26 11 5 0 67 0 67 8l-132 532c-8 39-25 70-106 73-6 0-17 0-17 19 0 9 6 12 14 12 31 0 64-3 98-3s70 3 101 3c5 0 19 0 19-20 0-11-11-11-22-11-56-3-64-23-64-45 0-6 2-11 5-22l129-521c6 6 6 8 8 17l247 582c8 17 11 20 19 20 12 0 12-3 17-20z">
            <text:p/>
          </draw:path>
          <draw:path draw:style-name="gr6" draw:layer="layout" svg:width="0.671cm" svg:height="0.668cm" svg:x="11.979cm" svg:y="2.244cm" svg:viewBox="0 0 672 669" svg:d="m398 70c8-28 11-34 22-36 8-3 42-3 62-3 100 0 145 3 145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6" draw:layer="layout" svg:width="0.304cm" svg:height="0.458cm" svg:x="12.715cm" svg:y="2.04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6" draw:layer="layout" svg:width="0.987cm" svg:height="0.674cm" svg:x="13.155cm" svg:y="2.238cm" svg:viewBox="0 0 988 675" svg:d="m874 76c8-37 11-45 84-45 22 0 30 0 30-20 0-11-8-11-25-11h-131c-26 0-26 0-37 20l-361 562-78-560c-3-22-3-22-31-22h-135c-19 0-28 0-28 20 0 11 9 11 28 11 12 0 31 0 42 3 17 0 23 2 23 14 0 5-3 8-6 19l-126 504c-8 39-25 70-106 73-3 0-17 0-17 19 0 9 6 12 14 12 31 0 67-3 98-3 34 0 70 3 104 3 2 0 16 0 16-20 0-11-11-11-16-11-59 0-68-20-68-45 0-6 0-11 3-22l135-538v0l86 613c0 11 3 23 14 23s17-12 23-17l397-627h3l-143 565c-8 39-11 48-89 48-17 0-28 0-28 19 0 12 11 12 14 12 28 0 95-3 123-3 42 0 84 3 123 3 6 0 20 0 20-20 0-11-9-11-28-11-37 0-65 0-65-17 0-6 0-6 6-25z">
            <text:p/>
          </draw:path>
          <draw:path draw:style-name="gr6" draw:layer="layout" svg:width="0.229cm" svg:height="0.987cm" svg:x="14.235cm" svg:y="2.17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\ntime \ncontrols \degree{\control})</svg:desc>
          <draw:polygon draw:style-name="gr5" draw:layer="layout" svg:width="4.664cm" svg:height="0.987cm" svg:x="9.997cm" svg:y="3.314cm" svg:viewBox="0 0 4665 988" draw:points="2333,988 0,988 0,0 4665,0 4665,988">
            <text:p/>
          </draw:polygon>
          <draw:path draw:style-name="gr6" draw:layer="layout" svg:width="0.682cm" svg:height="0.716cm" svg:x="10.045cm" svg:y="3.359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6" draw:layer="layout" svg:width="0.229cm" svg:height="0.987cm" svg:x="10.876cm" svg:y="3.31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6" draw:layer="layout" svg:width="0.671cm" svg:height="0.668cm" svg:x="11.187cm" svg:y="3.38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6" draw:layer="layout" svg:width="0.987cm" svg:height="0.674cm" svg:x="11.918cm" svg:y="3.381cm" svg:viewBox="0 0 988 675" svg:d="m874 76c8-37 11-45 84-45 22 0 30 0 30-20 0-11-8-11-25-11h-131c-26 0-26 0-37 20l-361 562-78-560c-3-22-3-22-31-22h-135c-19 0-28 0-28 20 0 11 9 11 28 11 12 0 31 0 42 3 17 0 23 2 23 14 0 5-3 8-6 19l-126 504c-8 39-25 70-106 73-3 0-17 0-17 19 0 9 6 12 14 12 31 0 67-3 98-3 34 0 70 3 104 3 2 0 16 0 16-20 0-11-11-11-16-11-59 0-68-20-68-45 0-6 0-11 3-22l135-538v0l86 613c0 11 3 23 14 23s17-12 23-17l397-627h3l-143 565c-8 39-11 48-89 48-17 0-28 0-28 19 0 12 11 12 14 12 28 0 95-3 123-3 42 0 84 3 123 3 6 0 20 0 20-20 0-11-9-11-28-11-37 0-65 0-65-17 0-6 0-6 6-25z">
            <text:p/>
          </draw:path>
          <draw:path draw:style-name="gr6" draw:layer="layout" svg:width="0.755cm" svg:height="0.674cm" svg:x="12.982cm" svg:y="3.381cm" svg:viewBox="0 0 756 675" svg:d="m118 596c-12 39-12 48-90 48-17 0-28 0-28 19 0 12 8 12 28 12h328c204 0 400-208 400-426 0-137-84-249-232-249h-334c-19 0-28 0-28 20 0 11 9 11 28 11 12 0 31 0 42 3 17 0 23 2 23 14 0 5-3 8-6 19zm212-529c9-33 12-36 54-36h106c98 0 179 53 179 182 0 47-19 210-103 319-28 36-107 112-230 112h-112c-14 0-14 0-20 0-11-3-14-3-14-11 0-3 0-6 6-23z">
            <text:p/>
          </draw:path>
          <draw:path draw:style-name="gr6" draw:layer="layout" svg:width="0.338cm" svg:height="0.142cm" svg:x="13.898cm" svg:y="3.714cm" svg:viewBox="0 0 339 143" svg:d="m260 90c-5 2-28 25-28 36 0 8 9 17 17 17s11-6 17-11c17-20 36-34 56-42 8-3 17-9 17-20 0-8-6-11-14-14-23-14-28-34-31-42-3-3-6-14-17-14-5 0-17 3-17 17 0 11 9 31 17 39h-249c-11 0-28 0-28 14 0 20 17 20 28 20z">
            <text:p/>
          </draw:path>
          <draw:path draw:style-name="gr6" draw:layer="layout" svg:width="0.399cm" svg:height="0.31cm" svg:x="13.794cm" svg:y="3.9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6" draw:layer="layout" svg:width="0.229cm" svg:height="0.987cm" svg:x="14.334cm" svg:y="3.31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(\nlinks \ntime)^3)</svg:desc>
          <draw:polygon draw:style-name="gr5" draw:layer="layout" svg:width="4.375cm" svg:height="1.099cm" svg:x="9.616cm" svg:y="5.487cm" svg:viewBox="0 0 4376 1100" draw:points="2187,1100 0,1100 0,0 4376,0 4376,1100">
            <text:p/>
          </draw:polygon>
          <draw:path draw:style-name="gr6" draw:layer="layout" svg:width="0.682cm" svg:height="0.716cm" svg:x="9.664cm" svg:y="5.644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6" draw:layer="layout" svg:width="0.229cm" svg:height="0.987cm" svg:x="10.495cm" svg:y="5.599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6" draw:layer="layout" svg:width="0.229cm" svg:height="0.987cm" svg:x="10.879cm" svg:y="5.599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6" draw:layer="layout" svg:width="0.831cm" svg:height="0.674cm" svg:x="11.203cm" svg:y="5.666cm" svg:viewBox="0 0 832 675" svg:d="m708 104c9-40 28-70 107-73 5 0 17 0 17-20 0 0 0-11-14-11-31 0-68 3-98 3-34 0-70-3-101-3-6 0-20 0-20 20 0 11 11 11 20 11 56 0 67 22 67 42 0 5-3 19-3 22l-112 440-218-515c-9-20-9-20-31-20h-132c-19 0-28 0-28 20 0 11 9 11 26 11 5 0 67 0 67 8l-132 532c-8 39-25 70-106 73-6 0-17 0-17 19 0 9 6 12 14 12 31 0 64-3 98-3s70 3 101 3c5 0 19 0 19-20 0-11-11-11-22-11-56-3-64-23-64-45 0-6 2-11 5-22l129-521c6 6 6 8 8 17l247 582c8 17 11 20 19 20 12 0 12-3 17-20z">
            <text:p/>
          </draw:path>
          <draw:path draw:style-name="gr6" draw:layer="layout" svg:width="0.671cm" svg:height="0.668cm" svg:x="12.091cm" svg:y="5.672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6" draw:layer="layout" svg:width="0.229cm" svg:height="0.987cm" svg:x="12.836cm" svg:y="5.59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6" draw:layer="layout" svg:width="0.318cm" svg:height="0.472cm" svg:x="13.202cm" svg:y="5.473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6" draw:layer="layout" svg:width="0.229cm" svg:height="0.987cm" svg:x="13.664cm" svg:y="5.59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line draw:style-name="gr4" draw:text-style-name="P1" draw:layer="layout" svg:x1="13.954cm" svg:y1="5.445cm" svg:x2="10.017cm" svg:y2="6.588cm">
          <text:p/>
        </draw:line>
        <draw:line draw:style-name="gr4" draw:text-style-name="P1" draw:layer="layout" svg:x1="13.954cm" svg:y1="6.588cm" svg:x2="10.017cm" svg:y2="5.445cm">
          <text:p/>
        </draw:line>
        <draw:line draw:style-name="gr4" draw:text-style-name="P1" draw:layer="layout" svg:x1="13.7cm" svg:y1="6.461cm" svg:x2="9.763cm" svg:y2="7.604cm">
          <text:p/>
        </draw:line>
        <draw:line draw:style-name="gr4" draw:text-style-name="P1" draw:layer="layout" svg:x1="13.7cm" svg:y1="7.604cm" svg:x2="9.763cm" svg:y2="6.461cm">
          <text:p/>
        </draw:line>
        <draw:g>
          <svg:title>TexMaths</svg:title>
          <svg:desc>28§display§O((\nlinks \ntime)^2)</svg:desc>
          <draw:polygon draw:style-name="gr5" draw:layer="layout" svg:width="4.375cm" svg:height="1.099cm" svg:x="9.578cm" svg:y="6.602cm" svg:viewBox="0 0 4376 1100" draw:points="2187,1100 0,1100 0,0 4376,0 4376,1100">
            <text:p/>
          </draw:polygon>
          <draw:path draw:style-name="gr6" draw:layer="layout" svg:width="0.682cm" svg:height="0.716cm" svg:x="9.626cm" svg:y="6.759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6" draw:layer="layout" svg:width="0.229cm" svg:height="0.987cm" svg:x="10.457cm" svg:y="6.714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6" draw:layer="layout" svg:width="0.229cm" svg:height="0.987cm" svg:x="10.841cm" svg:y="6.714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6" draw:layer="layout" svg:width="0.831cm" svg:height="0.674cm" svg:x="11.165cm" svg:y="6.781cm" svg:viewBox="0 0 832 675" svg:d="m708 104c9-40 28-70 107-73 5 0 17 0 17-20 0 0 0-11-14-11-31 0-68 3-98 3-34 0-70-3-101-3-6 0-20 0-20 20 0 11 11 11 20 11 56 0 67 22 67 42 0 5-3 19-3 22l-112 440-218-515c-9-20-9-20-31-20h-132c-19 0-28 0-28 20 0 11 9 11 26 11 5 0 67 0 67 8l-132 532c-8 39-25 70-106 73-6 0-17 0-17 19 0 9 6 12 14 12 31 0 64-3 98-3s70 3 101 3c5 0 19 0 19-20 0-11-11-11-22-11-56-3-64-23-64-45 0-6 2-11 5-22l129-521c6 6 6 8 8 17l247 582c8 17 11 20 19 20 12 0 12-3 17-20z">
            <text:p/>
          </draw:path>
          <draw:path draw:style-name="gr6" draw:layer="layout" svg:width="0.671cm" svg:height="0.668cm" svg:x="12.053cm" svg:y="6.78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6" draw:layer="layout" svg:width="0.229cm" svg:height="0.987cm" svg:x="12.798cm" svg:y="6.71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6" draw:layer="layout" svg:width="0.304cm" svg:height="0.458cm" svg:x="13.17cm" svg:y="6.58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6" draw:layer="layout" svg:width="0.229cm" svg:height="0.987cm" svg:x="13.626cm" svg:y="6.71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\nlinks \ntime \degree{\state})</svg:desc>
          <draw:polygon draw:style-name="gr5" draw:layer="layout" svg:width="4.44cm" svg:height="1.032cm" svg:x="4.937cm" svg:y="6.588cm" svg:viewBox="0 0 4441 1033" draw:points="2221,1033 0,1033 0,0 4441,0 4441,1033">
            <text:p/>
          </draw:polygon>
          <draw:path draw:style-name="gr6" draw:layer="layout" svg:width="0.682cm" svg:height="0.716cm" svg:x="4.985cm" svg:y="6.633cm" svg:viewBox="0 0 683 717" svg:d="m683 266c0-160-106-266-252-266-213 0-431 224-431 454 0 165 112 263 252 263 210 0 431-216 431-451zm-425 425c-96 0-166-78-166-209 0-42 14-188 90-303 67-103 165-154 244-154 81 0 168 56 168 202 0 73-26 227-124 347-47 59-128 117-212 117z">
            <text:p/>
          </draw:path>
          <draw:path draw:style-name="gr6" draw:layer="layout" svg:width="0.229cm" svg:height="0.987cm" svg:x="5.816cm" svg:y="6.588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6" draw:layer="layout" svg:width="0.831cm" svg:height="0.674cm" svg:x="6.141cm" svg:y="6.655cm" svg:viewBox="0 0 832 675" svg:d="m708 104c9-40 28-70 107-73 5 0 17 0 17-20 0 0 0-11-14-11-31 0-68 3-98 3-34 0-70-3-101-3-6 0-20 0-20 20 0 11 11 11 20 11 56 0 67 22 67 42 0 5-3 19-3 22l-112 440-218-515c-9-20-9-20-31-20h-132c-19 0-28 0-28 20 0 11 9 11 26 11 5 0 67 0 67 8l-132 532c-8 39-25 70-106 73-6 0-17 0-17 19 0 9 6 12 14 12 31 0 64-3 98-3s70 3 101 3c5 0 19 0 19-20 0-11-11-11-22-11-56-3-64-23-64-45 0-6 2-11 5-22l129-521c6 6 6 8 8 17l247 582c8 17 11 20 19 20 12 0 12-3 17-20z">
            <text:p/>
          </draw:path>
          <draw:path draw:style-name="gr6" draw:layer="layout" svg:width="0.671cm" svg:height="0.668cm" svg:x="7.026cm" svg:y="6.661cm" svg:viewBox="0 0 672 669" svg:d="m398 70c8-28 11-34 22-36 8-3 42-3 62-3 100 0 145 3 145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6" draw:layer="layout" svg:width="0.755cm" svg:height="0.674cm" svg:x="7.757cm" svg:y="6.655cm" svg:viewBox="0 0 756 675" svg:d="m118 596c-12 39-12 48-90 48-17 0-28 0-28 19 0 12 8 12 28 12h328c204 0 400-207 400-426 0-137-84-249-232-249h-334c-19 0-28 0-28 20 0 11 9 11 28 11 12 0 31 0 42 3 17 0 23 2 23 14 0 5-3 8-6 19zm212-529c9-33 12-36 54-36h106c98 0 179 53 179 182 0 47-19 210-103 319-28 36-107 112-230 112h-112c-14 0-14 0-20 0-11-3-14-3-14-11 0-3 0-6 6-23z">
            <text:p/>
          </draw:path>
          <draw:path draw:style-name="gr6" draw:layer="layout" svg:width="0.338cm" svg:height="0.142cm" svg:x="8.689cm" svg:y="6.988cm" svg:viewBox="0 0 339 143" svg:d="m260 90c-5 2-28 25-28 36 0 8 9 17 17 17s11-6 17-11c17-20 36-34 56-42 8-3 17-9 17-20 0-8-6-11-14-14-23-14-28-34-31-42-3-3-6-14-17-14-5 0-17 3-17 17 0 11 9 31 17 39h-249c-11 0-28 0-28 14 0 20 17 20 28 20z">
            <text:p/>
          </draw:path>
          <draw:path draw:style-name="gr6" draw:layer="layout" svg:width="0.352cm" svg:height="0.453cm" svg:x="8.572cm" svg:y="7.181cm" svg:viewBox="0 0 353 454" svg:d="m3 417c-3 9-3 14-3 14 0 14 11 23 22 23 26 0 31-23 37-45 8-34 28-115 36-140 6 11 28 42 76 42 89 0 182-93 182-193 0-73-48-118-109-118-68 0-152 59-177 157zm168-126c-53 0-67-50-67-59 0-2 5-16 5-25 23-84 25-101 45-131 25-37 62-56 87-56 31 0 56 19 56 70 0 30-17 109-39 142-31 51-68 59-87 59z">
            <text:p/>
          </draw:path>
          <draw:path draw:style-name="gr6" draw:layer="layout" svg:width="0.229cm" svg:height="0.987cm" svg:x="9.05cm" svg:y="6.588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4-11T10:32:08</meta:creation-date>
    <dc:date>2013-07-18T03:20:48</dc:date>
    <meta:editing-duration>PT4M23S</meta:editing-duration>
    <meta:editing-cycles>3</meta:editing-cycles>
    <meta:generator>LibreOffice/4.0.4.2$MacOSX_x86 LibreOffice_project/9e9821abd0ffdbc09cd8c52eaa574fa09eb08f2</meta:generator>
    <meta:document-statistic meta:object-count="74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}</meta:user-defined>
  </office:meta>
</office:document-meta>
</file>